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72cm" fo:margin-left="0.011cm" fo:margin-right="0.007cm" table:align="margins"/>
    </style:style>
    <style:style style:name="Table3.A" style:family="table-column">
      <style:table-column-properties style:column-width="0.716cm" style:rel-column-width="2670*"/>
    </style:style>
    <style:style style:name="Table3.B" style:family="table-column">
      <style:table-column-properties style:column-width="1.535cm" style:rel-column-width="5724*"/>
    </style:style>
    <style:style style:name="Table3.C" style:family="table-column">
      <style:table-column-properties style:column-width="14.22cm" style:rel-column-width="53035*"/>
    </style:style>
    <style:style style:name="Table3.D" style:family="table-column">
      <style:table-column-properties style:column-width="1.101cm" style:rel-column-width="4106*"/>
    </style:style>
    <style:style style:name="Table3.1" style:family="table-row">
      <style:table-row-properties style:min-row-height="1.614cm"/>
    </style:style>
    <style:style style:name="Table3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3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1" style:family="table">
      <style:table-properties style:width="17.602cm" fo:margin-left="0cm" fo:margin-right="-0.012cm" table:align="margins"/>
    </style:style>
    <style:style style:name="Table1.A" style:family="table-column">
      <style:table-column-properties style:column-width="1.053cm" style:rel-column-width="3920*"/>
    </style:style>
    <style:style style:name="Table1.B" style:family="table-column">
      <style:table-column-properties style:column-width="7.546cm" style:rel-column-width="28094*"/>
    </style:style>
    <style:style style:name="Table1.C" style:family="table-column">
      <style:table-column-properties style:column-width="4.471cm" style:rel-column-width="16648*"/>
    </style:style>
    <style:style style:name="Table1.D" style:family="table-column">
      <style:table-column-properties style:column-width="4.531cm" style:rel-column-width="16873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middle"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font-name="Arial1" fo:font-size="9pt" fo:font-weight="normal" fo:background-color="transparent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2" style:font-size-asian="11pt" style:font-name-complex="Arial2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Arial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margin-top="0cm" fo:margin-bottom="0.499cm" fo:text-align="center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cm" fo:margin-bottom="0.499cm" fo:text-align="end" style:justify-single-word="false"/>
      <style:text-properties style:use-window-font-color="true" style:font-name="Arial1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top="0cm" fo:margin-bottom="0.499cm" fo:text-align="end" style:justify-single-word="false"/>
      <style:text-properties style:use-window-font-color="true" style:font-name="Arial1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T1" style:family="text">
      <style:text-properties style:font-name="Arial Unicode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{logo}</text:p>
          </table:table-cell>
          <table:table-cell table:style-name="Table3.C1" office:value-type="string">
            <text:p text:style-name="P5">{badan}</text:p>
            <text:p text:style-name="P5">{kota4}</text:p>
            <text:p text:style-name="P6">{alamat} </text:p>
            <text:p text:style-name="P7">Telp. {tlp} Fax {fax} </text:p>
          </table:table-cell>
          <table:table-cell table:style-name="Table3.C1" office:value-type="string">
            <text:p text:style-name="P5"/>
          </table:table-cell>
        </table:table-row>
      </table:table>
      <text:p text:style-name="P11"/>
      <text:p text:style-name="P11">{judul}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JENIS PELAYANAN </text:p>
            <text:p text:style-name="P2">PERIZINAN</text:p>
          </table:table-cell>
          <table:table-cell table:style-name="Table1.A1" office:value-type="string">
            <text:p text:style-name="P2">TARGET</text:p>
            <text:p text:style-name="P2">ANGGARAN</text:p>
          </table:table-cell>
          <table:table-cell table:style-name="Table1.D1" office:value-type="string">
            <text:p text:style-name="P2">REALISASI </text:p>
            <text:p text:style-name="P2">PENDAPATAN</text:p>
          </table:table-cell>
        </table:table-row>
        <table:table-row>
          <table:table-cell table:style-name="Table1.A2" office:value-type="string">
            <text:p text:style-name="P1"><text:s text:c="4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8"><text:bookmark-start text:name="__DdeLink__1653_22205699"/>{texteArticle3}<text:bookmark-end text:name="__DdeLink__1653_22205699"/></text:p>
          </table:table-cell>
          <table:table-cell table:style-name="Table1.A2" office:value-type="string">
            <text:p text:style-name="P9">{texteArticle4}</text:p>
          </table:table-cell>
          <table:table-cell table:style-name="Table1.D2" office:value-type="string">
            <text:p text:style-name="P9">{texteArticle5}</text:p>
            <text:p text:style-name="P10">[!-- END row.articles3 --]</text:p>
          </table:table-cell>
        </table:table-row>
      </table:table>
      <text:p text:style-name="P12"/>
      <text:p text:style-name="P12"/>
      <text:p text:style-name="P12"><text:bookmark-end text:name="__DdeLink__3433_22205699"/>{kota}, <text:span text:style-name="T1">{tglskr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2T08:51:04.37</dc:date>
    <meta:generator>OpenOffice.org/3.3$Win32 OpenOffice.org_project/330m20$Build-9567</meta:generator>
    <meta:editing-duration>PT8H6M33S</meta:editing-duration>
    <meta:editing-cycles>74</meta:editing-cycles>
    <meta:document-statistic meta:table-count="2" meta:image-count="0" meta:object-count="0" meta:page-count="1" meta:paragraph-count="19" meta:word-count="32" meta:character-count="254"/>
  </office:meta>
</office:document-meta>
</file>